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56cm"/>
    </style:style>
    <style:style style:name="co3" style:family="table-column">
      <style:table-column-properties fo:break-before="auto" style:column-width="10.85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10.55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99ff66"/>
    </style:style>
    <style:style style:name="ce2" style:family="table-cell" style:parent-style-name="Excel_20_Built-in_20_Normal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office:value-type="string">
            <text:p>Catégorie</text:p>
          </table:table-cell>
          <table:table-cell office:value-type="string">
            <text:p>Problème identifié</text:p>
          </table:table-cell>
          <table:table-cell office:value-type="string">
            <text:p>Explication du problème</text:p>
          </table:table-cell>
          <table:table-cell office:value-type="string">
            <text:p>Bonne pratique à adopter</text:p>
          </table:table-cell>
          <table:table-cell office:value-type="string">
            <text:p>Action recommandée</text:p>
          </table:table-cell>
          <table:table-cell office:value-type="string">
            <text:p>Référence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Alt image</text:p>
          </table:table-cell>
          <table:table-cell office:value-type="string">
            <text:p>Le texte ne décrit pas la photo</text:p>
          </table:table-cell>
          <table:table-cell office:value-type="string">
            <text:p>Utiliser un texte descriptif</text:p>
          </table:table-cell>
          <table:table-cell office:value-type="string">
            <text:p>Remplacer les mots clé par un texte condensé</text:p>
          </table:table-cell>
          <table:table-cell table:number-columns-repeated="1019"/>
        </table:table-row>
        <table:table-row table:style-name="ro1">
          <table:table-cell office:value-type="string">
            <text:p>SEO et Accessibilité</text:p>
          </table:table-cell>
          <table:table-cell office:value-type="string">
            <text:p>Les images </text:p>
          </table:table-cell>
          <table:table-cell office:value-type="string">
            <text:p>Aucun mots clés, le texte ne peut être lu par une liseuse, site ralentit par le poids des images, problème de mise en forme</text:p>
          </table:table-cell>
          <table:table-cell office:value-type="string">
            <text:p>Utiliser du texte</text:p>
          </table:table-cell>
          <table:table-cell office:value-type="string">
            <text:p>Remplacer les images par du texte</text:p>
          </table:table-cell>
          <table:table-cell table:number-columns-repeated="1019"/>
        </table:table-row>
        <table:table-row table:style-name="ro1">
          <table:table-cell office:value-type="string">
            <text:p>SEO et Accessibilité</text:p>
          </table:table-cell>
          <table:table-cell office:value-type="string">
            <text:p>Les balises sémantiques</text:p>
          </table:table-cell>
          <table:table-cell office:value-type="string">
            <text:p>Pas du structure dans le code</text:p>
          </table:table-cell>
          <table:table-cell office:value-type="string">
            <text:p>Utiliser les balises sémantiques</text:p>
          </table:table-cell>
          <table:table-cell office:value-type="string">
            <text:p>Remplacer les balises actuelles par des sémantiques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Les images</text:p>
          </table:table-cell>
          <table:table-cell office:value-type="string">
            <text:p>Le site utilise des images trop grande et trop volumineuses</text:p>
          </table:table-cell>
          <table:table-cell office:value-type="string">
            <text:p>Adapté le contenu à l’utilisation</text:p>
          </table:table-cell>
          <table:table-cell office:value-type="string">
            <text:p>Compression et redimensionnement des images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Les balises title, h1 et h2 </text:p>
          </table:table-cell>
          <table:table-cell office:value-type="string">
            <text:p>Cela nuit au référencement</text:p>
          </table:table-cell>
          <table:table-cell office:value-type="string">
            <text:p>Utiliser des mots clefs clairs</text:p>
          </table:table-cell>
          <table:table-cell office:value-type="string">
            <text:p>Utiliser des mots clefs liés à l'activité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Mauvaise position de texte et de photo (dépassement)</text:p>
          </table:table-cell>
          <table:table-cell office:value-type="string">
            <text:p>Pas de responsivité mobile</text:p>
          </table:table-cell>
          <table:table-cell office:value-type="string">
            <text:p>Le site doit être responsive mobile</text:p>
          </table:table-cell>
          <table:table-cell office:value-type="string">
            <text:p>Utiliser un media querie adapté (max width &lt; 600px)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table:style-name="ce2" office:value-type="string">
            <text:p>Le nom des fichiers html </text:p>
          </table:table-cell>
          <table:table-cell table:style-name="ce2" office:value-type="string">
            <text:p>Il faut des mots clés dans le nom des fichiers pour une SEO adaptée</text:p>
          </table:table-cell>
          <table:table-cell table:style-name="ce2" office:value-type="string">
            <text:p>Le nom des fichiers html doit comporté des noms en rapport avec le site</text:p>
          </table:table-cell>
          <table:table-cell office:value-type="string">
            <text:p>Renommer les fichiers html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La balise lang </text:p>
          </table:table-cell>
          <table:table-cell/>
          <table:table-cell table:style-name="ce2" office:value-type="string">
            <text:p>Utiliser une balise lang du pays respectif</text:p>
          </table:table-cell>
          <table:table-cell office:value-type="string">
            <text:p>Renseigner la balise lang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Les liens </text:p>
          </table:table-cell>
          <table:table-cell table:style-name="ce2" office:value-type="string">
            <text:p>Les liens sont trop nombreux, peu en rapport avec le thème du site et mal positionné </text:p>
          </table:table-cell>
          <table:table-cell table:style-name="ce2" office:value-type="string">
            <text:p>Faire paraître quelques liens de qualité dans la page annexe</text:p>
          </table:table-cell>
          <table:table-cell table:style-name="ce2" office:value-type="string">
            <text:p>Réduire le nombre de liens de qualité dans la page du formulaire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CSS</text:p>
          </table:table-cell>
          <table:table-cell office:value-type="string">
            <text:p>Le css n'est pas organisé, ralentissement du site</text:p>
          </table:table-cell>
          <table:table-cell office:value-type="string">
            <text:p>Utilisation de Sass</text:p>
          </table:table-cell>
          <table:table-cell office:value-type="string">
            <text:p>Organisation et compression du code</text:p>
          </table:table-cell>
          <table:table-cell table:number-columns-repeated="1019"/>
        </table:table-row>
        <table:table-row table:style-name="ro1">
          <table:table-cell office:value-type="string">
            <text:p>SEO </text:p>
          </table:table-cell>
          <table:table-cell office:value-type="string">
            <text:p>Javascript</text:p>
          </table:table-cell>
          <table:table-cell office:value-type="string">
            <text:p>Le JS n'est pas organisé, ralentissement du site</text:p>
          </table:table-cell>
          <table:table-cell office:value-type="string">
            <text:p>Extension pour minifier le code</text:p>
          </table:table-cell>
          <table:table-cell office:value-type="string">
            <text:p>Compression du cod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EO </text:p>
          </table:table-cell>
          <table:table-cell table:style-name="ce1" office:value-type="string">
            <text:p>Balise meta «keyword »</text:p>
          </table:table-cell>
          <table:table-cell table:style-name="ce1" office:value-type="string">
            <text:p>Code obsolète</text:p>
          </table:table-cell>
          <table:table-cell table:style-name="ce1" office:value-type="string">
            <text:p>Alléger le code</text:p>
          </table:table-cell>
          <table:table-cell table:style-name="ce1" office:value-type="string">
            <text:p>suppression de meta « keyword »</text:p>
          </table:table-cell>
          <table:table-cell table:style-name="ce1"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3/02/2022</text:date>, <text:time>20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3T20:27:40.87</dc:date>
    <meta:generator>OpenOffice/4.1.7$Win32 OpenOffice.org_project/417m1$Build-9800</meta:generator>
    <meta:editing-duration>P1DT13H18M48S</meta:editing-duration>
    <meta:editing-cycles>27</meta:editing-cycles>
    <meta:document-statistic meta:table-count="1" meta:cell-count="65" meta:object-count="0"/>
  </office:meta>
</office:document-meta>
</file>